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30000030BFF012FF46A3AF25D.png" manifest:media-type="image/png"/>
  <manifest:file-entry manifest:full-path="Pictures/10000000000001EC000002AA9063E5AC6DFFFF86.png" manifest:media-type="image/png"/>
  <manifest:file-entry manifest:full-path="Pictures/10000000000004C900000206E0842DFBE0D57570.png" manifest:media-type="image/png"/>
  <manifest:file-entry manifest:full-path="Pictures/1000000000000255000002AFB24D320E8B354542.png" manifest:media-type="image/png"/>
  <manifest:file-entry manifest:full-path="Pictures/10000000000002160000018A427663C951A41F1F.png" manifest:media-type="image/png"/>
  <manifest:file-entry manifest:full-path="Pictures/100000000000025A000001C9AD15F4C41CAC96F9.png" manifest:media-type="image/png"/>
  <manifest:file-entry manifest:full-path="Pictures/100000000000027A000000E1D8493FBB98793BD3.png" manifest:media-type="image/png"/>
  <manifest:file-entry manifest:full-path="Pictures/10000201000003C9000001B68E27FF985971CCED.png" manifest:media-type="image/png"/>
  <manifest:file-entry manifest:full-path="Pictures/100000000000015E0000004A07541FD4821E589F.png" manifest:media-type="image/png"/>
  <manifest:file-entry manifest:full-path="Pictures/10000000000001D500000146AED74E1DB44F9CCC.png" manifest:media-type="image/png"/>
  <manifest:file-entry manifest:full-path="Pictures/10000000000002F4000000F5CCD575179BDE2649.png" manifest:media-type="image/png"/>
  <manifest:file-entry manifest:full-path="Pictures/1000000000000286000001937E469764B187F1D3.png" manifest:media-type="image/png"/>
  <manifest:file-entry manifest:full-path="Pictures/10000000000004BF000003840335A37A086BF44E.png" manifest:media-type="image/png"/>
  <manifest:file-entry manifest:full-path="Pictures/100000000000045B000001B5737DFB6FD8B85B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0.136cm"/>
    </style:style>
    <style:style style:name="gr4" style:family="graphic" style:parent-style-name="standard">
      <style:graphic-properties draw:textarea-horizontal-align="justify" draw:textarea-vertical-align="middle" draw:auto-grow-height="false" fo:min-height="0.342cm" fo:min-width="1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5.502cm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8.39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0.83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306cm" fo:min-width="0.0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99" style:font-name="Ubuntu Mono" fo:font-size="16pt" style:font-size-asian="16pt" style:font-size-complex="16pt"/>
    </style:style>
    <style:style style:name="P5" style:family="paragraph">
      <loext:graphic-properties draw:fill="none" draw:fill-color="#ffffff"/>
      <style:text-properties fo:color="#000099" style:font-name="Ubuntu Mono" fo:font-size="16pt" style:font-size-asian="16pt" style:font-size-complex="16pt"/>
    </style:style>
    <style:style style:name="T1" style:family="text">
      <style:text-properties fo:color="#000099" style:font-name="Ubuntu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VM</text:p>
          </draw:text-box>
        </draw:frame>
        <draw:frame draw:style-name="gr1" draw:text-style-name="P1" draw:layer="layout" svg:width="23.264cm" svg:height="10.515cm" svg:x="2.286cm" svg:y="6.35cm">
          <draw:image xlink:href="Pictures/10000201000003C9000001B68E27FF985971CC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perparameter 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9.522cm" svg:height="7.229cm" svg:x="1.778cm" svg:y="4.455cm">
          <draw:image xlink:href="Pictures/100000000000025A000001C9AD15F4C41CAC96F9.png" xlink:type="simple" xlink:show="embed" xlink:actuate="onLoad">
            <text:p/>
          </draw:image>
        </draw:frame>
        <draw:frame draw:style-name="gr1" draw:text-style-name="P1" draw:layer="layout" svg:width="9.652cm" svg:height="7.121cm" svg:x="12.954cm" svg:y="4.309cm">
          <draw:image xlink:href="Pictures/10000000000002160000018A427663C951A41F1F.png" xlink:type="simple" xlink:show="embed" xlink:actuate="onLoad">
            <text:p/>
          </draw:image>
        </draw:frame>
        <draw:frame draw:style-name="gr1" draw:text-style-name="P1" draw:layer="layout" svg:width="18.872cm" svg:height="6.115cm" svg:x="2.464cm" svg:y="11.938cm">
          <draw:image xlink:href="Pictures/10000000000002F4000000F5CCD575179BDE26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bf Kernel &amp; gamm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584cm" svg:height="2.449cm" svg:x="0.1cm" svg:y="4.064cm">
          <draw:image xlink:href="Pictures/100000000000015E0000004A07541FD4821E589F.png" xlink:type="simple" xlink:show="embed" xlink:actuate="onLoad">
            <text:p/>
          </draw:image>
        </draw:frame>
        <draw:frame draw:style-name="gr1" draw:text-style-name="P1" draw:layer="layout" svg:width="12.446cm" svg:height="8.651cm" svg:x="14.224cm" svg:y="3.81cm">
          <draw:image xlink:href="Pictures/10000000000001D500000146AED74E1DB44F9CCC.png" xlink:type="simple" xlink:show="embed" xlink:actuate="onLoad">
            <text:p/>
          </draw:image>
        </draw:frame>
        <draw:custom-shape draw:style-name="gr3" draw:text-style-name="P1" draw:layer="layout" svg:width="1.27cm" svg:height="2.032cm" svg:x="18.034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825cm" svg:height="5.616cm" svg:x="11.176cm" svg:y="14.45cm">
          <draw:image xlink:href="Pictures/100000000000027A000000E1D8493FBB98793BD3.png" xlink:type="simple" xlink:show="embed" xlink:actuate="onLoad">
            <text:p/>
          </draw:image>
        </draw:frame>
        <draw:custom-shape draw:style-name="gr4" draw:text-style-name="P1" draw:layer="layout" svg:width="1.778cm" svg:height="1.182cm" svg:x="11.938cm" svg:y="4.9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6.002cm" svg:height="1.524cm" svg:x="10.922cm" svg:y="17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9cm" svg:height="1.298cm" svg:x="10.922cm" svg:y="14.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345cm" svg:height="5.206cm" svg:x="0.545cm" svg:y="13.97cm">
          <draw:image xlink:href="Pictures/1000000000000286000001937E469764B187F1D3.png" xlink:type="simple" xlink:show="embed" xlink:actuate="onLoad">
            <text:p/>
          </draw:image>
        </draw:frame>
        <draw:custom-shape draw:style-name="gr7" draw:text-style-name="P1" draw:layer="layout" svg:width="1.524cm" svg:height="1.016cm" svg:x="8.89cm" svg:y="17.2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908cm" svg:height="15.487cm" svg:x="3.476cm" svg:y="3.556cm">
          <draw:image xlink:href="Pictures/10000000000004BF000003840335A37A086BF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up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762cm" svg:height="9.703cm" svg:x="1.4cm" svg:y="5.052cm">
          <draw:image xlink:href="Pictures/100000000000045B000001B5737DFB6FD8B85B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ul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23cm" svg:height="10.668cm" svg:x="1.4cm" svg:y="5.08cm">
          <draw:image xlink:href="Pictures/10000000000004C900000206E0842DFBE0D57570.png" xlink:type="simple" xlink:show="embed" xlink:actuate="onLoad">
            <text:p/>
          </draw:image>
        </draw:frame>
        <draw:line draw:style-name="gr8" draw:text-style-name="P3" draw:layer="layout" svg:x1="15.24cm" svg:y1="9.144cm" svg:x2="15.24cm" svg:y2="7.874cm">
          <text:p/>
        </draw:line>
        <draw:frame draw:style-name="gr9" draw:text-style-name="P5" draw:layer="layout" svg:width="2.54cm" svg:height="0.814cm" svg:x="14.986cm" svg:y="7.758cm">
          <draw:text-box>
            <text:p text:style-name="P4"><text:span text:style-name="T1">‘</text:span><text:span text:style-name="T1">rbf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gr1" draw:text-style-name="P1" draw:layer="layout" svg:width="10.776cm" svg:height="12.401cm" svg:x="0cm" svg:y="5.633cm">
          <draw:image xlink:href="Pictures/1000000000000255000002AFB24D320E8B354542.png" xlink:type="simple" xlink:show="embed" xlink:actuate="onLoad">
            <text:p/>
          </draw:image>
        </draw:frame>
        <draw:frame draw:style-name="gr1" draw:text-style-name="P1" draw:layer="layout" svg:width="8.429cm" svg:height="11.684cm" svg:x="19.024cm" svg:y="5.842cm">
          <draw:image xlink:href="Pictures/10000000000001EC000002AA9063E5AC6DFFFF86.png" xlink:type="simple" xlink:show="embed" xlink:actuate="onLoad">
            <text:p/>
          </draw:image>
        </draw:frame>
        <draw:frame draw:style-name="gr1" draw:text-style-name="P1" draw:layer="layout" svg:width="6.68cm" svg:height="11.963cm" svg:x="12.192cm" svg:y="5.563cm">
          <draw:image xlink:href="Pictures/10000000000001B30000030BFF012FF46A3AF25D.png" xlink:type="simple" xlink:show="embed" xlink:actuate="onLoad">
            <text:p/>
          </draw:image>
        </draw:frame>
        <draw:custom-shape draw:style-name="gr10" draw:text-style-name="P1" draw:layer="layout" svg:width="1.016cm" svg:height="1.778cm" svg:x="4.572cm" svg:y="18.2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1:14:43.898166974</meta:creation-date>
    <dc:date>2018-04-16T11:53:31.937277676</dc:date>
    <meta:editing-duration>PT18M13S</meta:editing-duration>
    <meta:editing-cycles>8</meta:editing-cycles>
    <meta:generator>LibreOffice/5.1.6.2$Linux_X86_64 LibreOffice_project/10m0$Build-2</meta:generator>
    <meta:document-statistic meta:object-count="69"/>
  </office:meta>
</office:document-meta>
</file>